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72cm" table:align="left"/>
    </style:style>
    <style:style style:name="Table1.A" style:family="table-column">
      <style:table-column-properties style:column-width="3.697cm"/>
    </style:style>
    <style:style style:name="Table1.B" style:family="table-column">
      <style:table-column-properties style:column-width="2.57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33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>
      <style:text-properties officeooo:rsid="000708b3"/>
    </style:style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style:style style:name="P52" style:family="paragraph" style:parent-style-name="Text_20_body" style:list-style-name="L48"/>
    <style:style style:name="P53" style:family="paragraph" style:parent-style-name="Text_20_body" style:list-style-name="L49"/>
    <style:style style:name="P54" style:family="paragraph" style:parent-style-name="Text_20_body" style:list-style-name="L50"/>
    <style:style style:name="P55" style:family="paragraph" style:parent-style-name="Text_20_body" style:list-style-name="L51"/>
    <style:style style:name="P56" style:family="paragraph" style:parent-style-name="Text_20_body" style:list-style-name="L52"/>
    <style:style style:name="P57" style:family="paragraph" style:parent-style-name="Text_20_body" style:list-style-name="L53"/>
    <style:style style:name="P58" style:family="paragraph" style:parent-style-name="Text_20_body" style:list-style-name="L54"/>
    <style:style style:name="P59" style:family="paragraph" style:parent-style-name="Text_20_body" style:list-style-name="L55"/>
    <style:style style:name="P60" style:family="paragraph" style:parent-style-name="Text_20_body" style:list-style-name="L56"/>
    <style:style style:name="P61" style:family="paragraph" style:parent-style-name="Text_20_body" style:list-style-name="L5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Excellent.<text:line-break/>Now we formalize the <text:span text:style-name="Strong_20_Emphasis">Test Portal (Execution Engine) — JEE-Mains Style Implementation</text:span> with:</text:p>
      <text:list text:style-name="L32">
        <text:list-item>
          <text:p text:style-name="P36">Instruction screen first</text:p>
        </text:list-item>
        <text:list-item>
          <text:p text:style-name="P36">Built-in scientific calculator</text:p>
        </text:list-item>
        <text:list-item>
          <text:p text:style-name="P36">JEE-style navigation palette</text:p>
        </text:list-item>
        <text:list-item>
          <text:p text:style-name="P36">99% JEE-Mains visual mimic (UI structure only, not branding)</text:p>
        </text:list-item>
        <text:list-item>
          <text:p text:style-name="P36">Layer-based enforcement engine intact</text:p>
        </text:list-item>
        <text:list-item>
          <text:p text:style-name="P36">Server-authoritative timing</text:p>
        </text:list-item>
        <text:list-item>
          <text:p text:style-name="P36">Token-isolated execution</text:p>
        </text:list-item>
      </text:list>
      <text:p text:style-name="Text_20_body">This is production-grade specification.</text:p>
      <text:p text:style-name="Horizontal_20_Line"/>
      <text:h text:style-name="Heading_20_1" text:outline-level="1">🧪 TEST PORTAL — FINAL ARCHITECTURE</text:h>
      <text:p text:style-name="Text_20_body"><text:span text:style-name="Strong_20_Emphasis">Domain:</text:span> <text:span text:style-name="Source_20_Text">exam.yourdomain.com</text:span><text:line-break/><text:span text:style-name="Strong_20_Emphasis">Frontend:</text:span> Separate build (isolated app)<text:line-break/><text:span text:style-name="Strong_20_Emphasis">Design Language:</text:span> JEE Main-style exam UI</text:p>
      <text:p text:style-name="Horizontal_20_Line"/>
      <text:h text:style-name="Heading_20_1" text:outline-level="1">1️⃣ ENTRY FLOW (UPDATED)</text:h>
      <text:p text:style-name="Text_20_body">Student clicks <text:span text:style-name="Strong_20_Emphasis">Start Test</text:span></text:p>
      <text:p text:style-name="Text_20_body">Backend:</text:p>
      <text:list text:style-name="L33">
        <text:list-item>
          <text:p text:style-name="P37">Validate assignment window</text:p>
        </text:list-item>
        <text:list-item>
          <text:p text:style-name="P37">Validate student active status</text:p>
        </text:list-item>
        <text:list-item>
          <text:p text:style-name="P37">Ensure no parallel active session</text:p>
        </text:list-item>
        <text:list-item>
          <text:p text:style-name="P37">Create session:</text:p>
          <text:p text:style-name="P2"><text:span text:style-name="Source_20_Text">runs/{runId}/sessions/{sessionId}</text:span></text:p>
        </text:list-item>
        <text:list-item>
          <text:p text:style-name="P37">Attach:</text:p>
          <text:list>
            <text:list-item>
              <text:p text:style-name="P37">templateSnapshot</text:p>
            </text:list-item>
            <text:list-item>
              <text:p text:style-name="P37">phaseConfigSnapshot (if L2)</text:p>
            </text:list-item>
            <text:list-item>
              <text:p text:style-name="P37">timingProfile</text:p>
            </text:list-item>
            <text:list-item>
              <text:p text:style-name="P37">mode</text:p>
            </text:list-item>
            <text:list-item>
              <text:p text:style-name="P37"><text:soft-page-break/>license flags</text:p>
            </text:list-item>
          </text:list>
        </text:list-item>
        <text:list-item>
          <text:p text:style-name="P37">Return signed short-lived JWT</text:p>
        </text:list-item>
        <text:list-item>
          <text:p text:style-name="P37">Redirect to:</text:p>
        </text:list-item>
      </text:list>
      <text:p text:style-name="P1"><text:span text:style-name="Source_20_Text">https://exam.yourdomain.com/session/{sessionId}?token=xyz</text:span></text:p>
      <text:p text:style-name="Text_20_body">Exam portal validates token server-side before loading.</text:p>
      <text:p text:style-name="Horizontal_20_Line"/>
      <text:h text:style-name="Heading_20_1" text:outline-level="1">2️⃣ FIRST SCREEN — INSTRUCTIONS PAGE (MANDATORY)</text:h>
      <text:p text:style-name="Text_20_body">This must appear BEFORE test loads.</text:p>
      <text:p text:style-name="Text_20_body">Structure (JEE-style):</text:p>
      <text:p text:style-name="Horizontal_20_Line"/>
      <text:h text:style-name="Heading_20_2" text:outline-level="2">📝 Instructions Screen Layout</text:h>
      <text:p text:style-name="Text_20_body">Sections:</text:p>
      <text:list text:style-name="L34">
        <text:list-item>
          <text:p text:style-name="P38">General Instructions</text:p>
        </text:list-item>
        <text:list-item>
          <text:p text:style-name="P38">Marking Scheme</text:p>
        </text:list-item>
        <text:list-item>
          <text:p text:style-name="P38">Question Palette Explanation</text:p>
        </text:list-item>
        <text:list-item>
          <text:p text:style-name="P38">Navigation Instructions</text:p>
        </text:list-item>
        <text:list-item>
          <text:p text:style-name="P38">Mode-Specific Instructions (Layer-aware)</text:p>
        </text:list-item>
        <text:list-item>
          <text:p text:style-name="P38">Declaration Checkbox</text:p>
        </text:list-item>
        <text:list-item>
          <text:p text:style-name="P38">“Start Test” Button</text:p>
        </text:list-item>
      </text:list>
      <text:p text:style-name="Horizontal_20_Line"/>
      <text:h text:style-name="Heading_20_3" text:outline-level="3">Example Sections</text:h>
      <text:p text:style-name="Text_20_body"><text:span text:style-name="Strong_20_Emphasis">General Instructions</text:span></text:p>
      <text:list text:style-name="L35">
        <text:list-item>
          <text:p text:style-name="P39">Total Questions</text:p>
        </text:list-item>
        <text:list-item>
          <text:p text:style-name="P39">Total Duration</text:p>
        </text:list-item>
        <text:list-item>
          <text:p text:style-name="P39">Negative Marking Rule</text:p>
        </text:list-item>
        <text:list-item>
          <text:p text:style-name="P39">Attempt Limit</text:p>
        </text:list-item>
      </text:list>
      <text:p text:style-name="Text_20_body"><text:span text:style-name="Strong_20_Emphasis">Question Palette Explanation (Color Legend)</text:span></text:p>
      <text:list text:style-name="L36">
        <text:list-item>
          <text:p text:style-name="P40">Gray → Not Visited</text:p>
        </text:list-item>
        <text:list-item>
          <text:p text:style-name="P40">Red → Not Answered</text:p>
        </text:list-item>
        <text:list-item>
          <text:p text:style-name="P40"><text:soft-page-break/>Green → Answered</text:p>
        </text:list-item>
        <text:list-item>
          <text:p text:style-name="P40">Purple → Marked for Review</text:p>
        </text:list-item>
        <text:list-item>
          <text:p text:style-name="P40">Purple with Tick → Answered &amp; Marked</text:p>
        </text:list-item>
      </text:list>
      <text:p text:style-name="Text_20_body">Must visually match JEE portal structure.</text:p>
      <text:p text:style-name="Horizontal_20_Line"/>
      <text:h text:style-name="Heading_20_3" text:outline-level="3">Mode-Specific Instruction Injection</text:h>
      <text:p text:style-name="Text_20_body">🟡 L1:<text:line-break/>“This test provides pacing guidance but does not restrict navigation.”</text:p>
      <text:p text:style-name="Text_20_body">🔵 L2 Controlled:<text:line-break/>“Minimum time per question will be enforced based on difficulty.”</text:p>
      <text:p text:style-name="Text_20_body">🔴 Hard Mode:<text:line-break/>“You may not revisit questions once answered.”</text:p>
      <text:p text:style-name="Horizontal_20_Line"/>
      <text:p text:style-name="Text_20_body">Checkbox:</text:p>
      <text:p text:style-name="Text_20_body">☐ I have read and understood the instructions.</text:p>
      <text:p text:style-name="Text_20_body">Button enabled only after checkbox.</text:p>
      <text:p text:style-name="Horizontal_20_Line"/>
      <text:h text:style-name="Heading_20_1" text:outline-level="1">3️⃣ MAIN TEST INTERFACE STRUCTURE</text:h>
      <text:p text:style-name="Text_20_body">(JEE Mains Layout Replica Structure)</text:p>
      <text:p text:style-name="Preformatted_20_Text"><text:span text:style-name="Source_20_Text">┌─────────────────────────────────────────────┐</text:span></text:p>
      <text:p text:style-name="Preformatted_20_Text"><text:span text:style-name="Source_20_Text">│ Header <text:s text:c="37"/>│</text:span></text:p>
      <text:p text:style-name="Preformatted_20_Text"><text:span text:style-name="Source_20_Text">├───────────────┬─────────────────────────────┤</text:span></text:p>
      <text:p text:style-name="Preformatted_20_Text"><text:span text:style-name="Source_20_Text">│ Question <text:s text:c="5"/>│ Question Area <text:s text:c="14"/>│</text:span></text:p>
      <text:p text:style-name="Preformatted_20_Text"><text:span text:style-name="Source_20_Text">│ Navigation <text:s text:c="3"/>│ <text:s text:c="28"/>│</text:span></text:p>
      <text:p text:style-name="Preformatted_20_Text"><text:span text:style-name="Source_20_Text">│ Palette <text:s text:c="6"/>│ <text:s text:c="28"/>│</text:span></text:p>
      <text:p text:style-name="Preformatted_20_Text"><text:span text:style-name="Source_20_Text">├───────────────┴─────────────────────────────┤</text:span></text:p>
      <text:p text:style-name="Preformatted_20_Text"><text:span text:style-name="Source_20_Text">│ Footer Controls <text:s text:c="28"/>│</text:span></text:p>
      <text:p text:style-name="P1"><text:span text:style-name="Source_20_Text">└─────────────────────────────────────────────┘</text:span></text:p>
      <text:p text:style-name="Horizontal_20_Line"/>
      <text:h text:style-name="Heading_20_1" text:outline-level="1">4️⃣ HEADER (JEE STYLE)</text:h>
      <text:p text:style-name="Text_20_body">Contains:</text:p>
      <text:list text:style-name="L37">
        <text:list-item>
          <text:p text:style-name="P41">Candidate Name</text:p>
        </text:list-item>
        <text:list-item>
          <text:p text:style-name="P41">Subject Tabs (Physics / Chemistry / Mathematics)</text:p>
        </text:list-item>
        <text:list-item>
          <text:p text:style-name="P41">Question Count</text:p>
        </text:list-item>
        <text:list-item>
          <text:p text:style-name="P41">Global Timer (Top Right, Red)</text:p>
        </text:list-item>
        <text:list-item>
          <text:p text:style-name="P41"><text:soft-page-break/>Phase Indicator (L1+)</text:p>
        </text:list-item>
        <text:list-item>
          <text:p text:style-name="P41">Calculator Button</text:p>
        </text:list-item>
      </text:list>
      <text:p text:style-name="Text_20_body">Timer:</text:p>
      <text:list text:style-name="L38">
        <text:list-item>
          <text:p text:style-name="P42">Server-authoritative</text:p>
        </text:list-item>
        <text:list-item>
          <text:p text:style-name="P42">Sync every 10 seconds</text:p>
        </text:list-item>
        <text:list-item>
          <text:p text:style-name="P42">Visible countdown</text:p>
        </text:list-item>
        <text:list-item>
          <text:p text:style-name="P42">Color turns red at last 10 minutes</text:p>
        </text:list-item>
      </text:list>
      <text:p text:style-name="Horizontal_20_Line"/>
      <text:h text:style-name="Heading_20_1" text:outline-level="1">5️⃣ QUESTION NAVIGATION PALETTE (JEE-IDENTICAL BEHAVIOR)</text:h>
      <text:p text:style-name="Text_20_body">Left side vertical panel.</text:p>
      <text:p text:style-name="Text_20_body">Each question displayed as numbered tile.</text:p>
      <text:p text:style-name="Text_20_body">Color-coded status exactly like JE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Color</text:p>
            </table:table-cell>
          </table:table-row>
        </table:table-header-rows>
        <table:table-row>
          <table:table-cell table:style-name="Table1.A1" office:value-type="string">
            <text:p text:style-name="Table_20_Contents">Not Visited</text:p>
          </table:table-cell>
          <table:table-cell table:style-name="Table1.A1" office:value-type="string">
            <text:p text:style-name="Table_20_Contents">Gray</text:p>
          </table:table-cell>
        </table:table-row>
        <table:table-row>
          <table:table-cell table:style-name="Table1.A1" office:value-type="string">
            <text:p text:style-name="Table_20_Contents">Not Answered</text:p>
          </table:table-cell>
          <table:table-cell table:style-name="Table1.A1" office:value-type="string">
            <text:p text:style-name="Table_20_Contents">Red</text:p>
          </table:table-cell>
        </table:table-row>
        <table:table-row>
          <table:table-cell table:style-name="Table1.A1" office:value-type="string">
            <text:p text:style-name="Table_20_Contents">Answered</text:p>
          </table:table-cell>
          <table:table-cell table:style-name="Table1.A1" office:value-type="string">
            <text:p text:style-name="Table_20_Contents">Green</text:p>
          </table:table-cell>
        </table:table-row>
        <table:table-row>
          <table:table-cell table:style-name="Table1.A1" office:value-type="string">
            <text:p text:style-name="Table_20_Contents">Marked for Review</text:p>
          </table:table-cell>
          <table:table-cell table:style-name="Table1.A1" office:value-type="string">
            <text:p text:style-name="Table_20_Contents">Purple</text:p>
          </table:table-cell>
        </table:table-row>
        <table:table-row>
          <table:table-cell table:style-name="Table1.A1" office:value-type="string">
            <text:p text:style-name="Table_20_Contents">Answered + Marked</text:p>
          </table:table-cell>
          <table:table-cell table:style-name="Table1.A1" office:value-type="string">
            <text:p text:style-name="Table_20_Contents">Purple + Tick</text:p>
          </table:table-cell>
        </table:table-row>
      </table:table>
      <text:p text:style-name="Text_20_body">Section tabs above palette.</text:p>
      <text:p text:style-name="Text_20_body">Must behave like JEE:</text:p>
      <text:list text:style-name="L39">
        <text:list-item>
          <text:p text:style-name="P43">Click number → Jump</text:p>
        </text:list-item>
        <text:list-item>
          <text:p text:style-name="P43">Status updates on save</text:p>
        </text:list-item>
        <text:list-item>
          <text:p text:style-name="P43">Review markers allowed (unless Hard mode disables)</text:p>
        </text:list-item>
      </text:list>
      <text:p text:style-name="Horizontal_20_Line"/>
      <text:h text:style-name="Heading_20_1" text:outline-level="1">6️⃣ QUESTION AREA</text:h>
      <text:p text:style-name="Text_20_body">Contains:</text:p>
      <text:list text:style-name="L40">
        <text:list-item>
          <text:p text:style-name="P44">Question Image (lazy loaded)</text:p>
        </text:list-item>
        <text:list-item>
          <text:p text:style-name="P44">Answer Options (Radio / Numeric / Matrix)</text:p>
        </text:list-item>
        <text:list-item>
          <text:p text:style-name="P44">Clear Response button</text:p>
        </text:list-item>
        <text:list-item>
          <text:p text:style-name="P44">Mark for Review checkbox</text:p>
        </text:list-item>
        <text:list-item>
          <text:p text:style-name="P44"><text:soft-page-break/>Save &amp; Next</text:p>
        </text:list-item>
        <text:list-item>
          <text:p text:style-name="P44">Previous</text:p>
        </text:list-item>
      </text:list>
      <text:p text:style-name="Horizontal_20_Line"/>
      <text:h text:style-name="Heading_20_1" text:outline-level="1">7️⃣ BUILT-IN CALCULATOR</text:h>
      <text:p text:style-name="Text_20_body">Simple scientific calculator.</text:p>
      <text:p text:style-name="Text_20_body">Accessible via header button.</text:p>
      <text:p text:style-name="Text_20_body">Popup modal (non-draggable, JEE style).</text:p>
      <text:p text:style-name="Text_20_body">Functions required:</text:p>
      <text:list text:style-name="L41">
        <text:list-item>
          <text:list>
            <text:list-item>
              <text:p text:style-name="P45">− × ÷</text:p>
            </text:list-item>
          </text:list>
        </text:list-item>
        <text:list-item>
          <text:p text:style-name="P45">√ (Square root)</text:p>
        </text:list-item>
        <text:list-item>
          <text:p text:style-name="P45">x²</text:p>
        </text:list-item>
        <text:list-item>
          <text:p text:style-name="P45">∛ (Cube root)</text:p>
        </text:list-item>
        <text:list-item>
          <text:p text:style-name="P45">x³</text:p>
        </text:list-item>
        <text:list-item>
          <text:p text:style-name="P45">log</text:p>
        </text:list-item>
        <text:list-item>
          <text:p text:style-name="P45">ln</text:p>
        </text:list-item>
        <text:list-item>
          <text:p text:style-name="P45">sin</text:p>
        </text:list-item>
        <text:list-item>
          <text:p text:style-name="P45">cos</text:p>
        </text:list-item>
        <text:list-item>
          <text:p text:style-name="P45">tan</text:p>
        </text:list-item>
        <text:list-item>
          <text:p text:style-name="P45">π</text:p>
        </text:list-item>
        <text:list-item>
          <text:p text:style-name="P45">e</text:p>
        </text:list-item>
      </text:list>
      <text:p text:style-name="Text_20_body">No advanced graphing.</text:p>
      <text:p text:style-name="Text_20_body">All calculations client-side only.</text:p>
      <text:p text:style-name="Text_20_body">No history saved to backend.</text:p>
      <text:p text:style-name="Horizontal_20_Line"/>
      <text:h text:style-name="Heading_20_1" text:outline-level="1">8️⃣ LAYER-SPECIFIC BEHAVIOR ENGINE</text:h>
      <text:p text:style-name="Horizontal_20_Line"/>
      <text:h text:style-name="Heading_20_2" text:outline-level="2">🟢 L0 — Operational</text:h>
      <text:list text:style-name="L42">
        <text:list-item>
          <text:p text:style-name="P46">Free navigation</text:p>
        </text:list-item>
        <text:list-item>
          <text:p text:style-name="P46">Global timer</text:p>
        </text:list-item>
        <text:list-item>
          <text:p text:style-name="P46"><text:soft-page-break/>Submit anytime</text:p>
        </text:list-item>
        <text:list-item>
          <text:p text:style-name="P46">No pacing alerts</text:p>
        </text:list-item>
        <text:list-item>
          <text:p text:style-name="P46">No timing gating</text:p>
        </text:list-item>
        <text:list-item>
          <text:p text:style-name="P46">Palette fully clickable</text:p>
        </text:list-item>
      </text:list>
      <text:p text:style-name="Horizontal_20_Line"/>
      <text:h text:style-name="Heading_20_2" text:outline-level="2">🟡 L1 — Diagnostic</text:h>
      <text:p text:style-name="Text_20_body">Adds:</text:p>
      <text:list text:style-name="L43">
        <text:list-item>
          <text:p text:style-name="P47">Phase indicator (top)</text:p>
        </text:list-item>
        <text:list-item>
          <text:p text:style-name="P47">Yellow pacing advisory banner</text:p>
        </text:list-item>
        <text:list-item>
          <text:p text:style-name="P47">Easy remaining reminder</text:p>
        </text:list-item>
        <text:list-item>
          <text:p text:style-name="P47">Rapid answering advisory</text:p>
        </text:list-item>
        <text:list-item>
          <text:p text:style-name="P47">Submit warning if &lt;50% attempted</text:p>
        </text:list-item>
      </text:list>
      <text:p text:style-name="Text_20_body">No blocking.</text:p>
      <text:p text:style-name="Horizontal_20_Line"/>
      <text:h text:style-name="Heading_20_2" text:outline-level="2">🔵 L2 — Controlled Mode</text:h>
      <text:p text:style-name="Text_20_body">Adds enforcement:</text:p>
      <text:h text:style-name="Heading_20_3" text:outline-level="3">Adaptive Phase Engine Active</text:h>
      <text:p text:style-name="Text_20_body">Phase displayed:</text:p>
      <text:p text:style-name="Text_20_body">Phase 1 — Rapid Sweep<text:line-break/>Time Remaining: 22:14</text:p>
      <text:h text:style-name="Heading_20_3" text:outline-level="3">MinTime Enforcement</text:h>
      <text:list text:style-name="L44">
        <text:list-item>
          <text:p text:style-name="P48">Save &amp; Next disabled until MinTime reached</text:p>
        </text:list-item>
        <text:list-item>
          <text:p text:style-name="P48">Visual countdown per question</text:p>
        </text:list-item>
        <text:list-item>
          <text:p text:style-name="P48">Clear message:</text:p>
        </text:list-item>
      </text:list>
      <text:p text:style-name="Text_20_body">“Minimum engagement time: 12s remaining”</text:p>
      <text:h text:style-name="Heading_20_3" text:outline-level="3">Consecutive Wrong Slowdown</text:h>
      <text:p text:style-name="Text_20_body">If threshold reached:</text:p>
      <text:list text:style-name="L45">
        <text:list-item>
          <text:p text:style-name="P49">3-second forced pause before next question loads</text:p>
        </text:list-item>
      </text:list>
      <text:h text:style-name="Heading_20_3" text:outline-level="3">Overstay Advisory</text:h>
      <text:p text:style-name="Text_20_body">If student exceeds recommended average.</text:p>
      <text:h text:style-name="Heading_20_3" text:outline-level="3"><text:soft-page-break/>Early Submit Confirmation</text:h>
      <text:p text:style-name="Text_20_body">If discipline index provisional low:<text:line-break/>Modal:<text:line-break/>“You have unanswered Easy questions. Are you sure?”</text:p>
      <text:p text:style-name="Horizontal_20_Line"/>
      <text:h text:style-name="Heading_20_2" text:outline-level="2">🔴 Hard Mode</text:h>
      <text:p text:style-name="Text_20_body">Strict enforcement:</text:p>
      <text:list text:style-name="L46">
        <text:list-item>
          <text:p text:style-name="P50">MinTime AND MaxTime enforced</text:p>
        </text:list-item>
        <text:list-item>
          <text:p text:style-name="P50">Auto-lock after MaxTime</text:p>
        </text:list-item>
        <text:list-item>
          <text:p text:style-name="P50">Sequential navigation only</text:p>
        </text:list-item>
        <text:list-item>
          <text:p text:style-name="P50">No revisiting (configurable)</text:p>
        </text:list-item>
        <text:list-item>
          <text:p text:style-name="P50">Submit only at end (optional)</text:p>
        </text:list-item>
        <text:list-item>
          <text:p text:style-name="P50">No advisory banners</text:p>
        </text:list-item>
        <text:list-item>
          <text:p text:style-name="P50">Minimal UI distractions</text:p>
        </text:list-item>
      </text:list>
      <text:p text:style-name="Text_20_body">This mode feels structured, not guided.</text:p>
      <text:p text:style-name="Horizontal_20_Line"/>
      <text:h text:style-name="Heading_20_1" text:outline-level="1">9️⃣ ADAPTIVE PHASE ENGINE (L2)</text:h>
      <text:p text:style-name="Text_20_body">On session start:</text:p>
      <text:p text:style-name="Text_20_body">Load:</text:p>
      <text:p text:style-name="Preformatted_20_Text"><text:span text:style-name="Source_20_Text">phaseConfigSnapshot</text:span></text:p>
      <text:p text:style-name="Preformatted_20_Text"><text:span text:style-name="Source_20_Text">timingProfile</text:span></text:p>
      <text:p text:style-name="P1"><text:span text:style-name="Source_20_Text">difficultyDistribution</text:span></text:p>
      <text:p text:style-name="Text_20_body">Engine tracks:</text:p>
      <text:list text:style-name="L47">
        <text:list-item>
          <text:p text:style-name="P51">Phase adherence %</text:p>
        </text:list-item>
        <text:list-item>
          <text:p text:style-name="P51">Overspend %</text:p>
        </text:list-item>
        <text:list-item>
          <text:p text:style-name="P51">Difficulty compliance</text:p>
        </text:list-item>
        <text:list-item>
          <text:p text:style-name="P51">Skip patterns</text:p>
        </text:list-item>
      </text:list>
      <text:p text:style-name="Text_20_body">Stored incrementally in session doc.</text:p>
      <text:p text:style-name="Text_20_body">Never computed in real-time UI.</text:p>
      <text:p text:style-name="Horizontal_20_Line"/>
      <text:h text:style-name="Heading_20_1" text:outline-level="1"><text:soft-page-break/>🔟 SESSION STATE MACHINE</text:h>
      <text:p text:style-name="Text_20_body">States:</text:p>
      <text:list text:style-name="L48">
        <text:list-item>
          <text:p text:style-name="P52">created</text:p>
        </text:list-item>
        <text:list-item>
          <text:p text:style-name="P52">started</text:p>
        </text:list-item>
        <text:list-item>
          <text:p text:style-name="P52">active</text:p>
        </text:list-item>
        <text:list-item>
          <text:p text:style-name="P52">submitted</text:p>
        </text:list-item>
        <text:list-item>
          <text:p text:style-name="P52">expired</text:p>
        </text:list-item>
        <text:list-item>
          <text:p text:style-name="P52">terminated</text:p>
        </text:list-item>
      </text:list>
      <text:p text:style-name="Text_20_body">Server authoritative timer.</text:p>
      <text:p text:style-name="Text_20_body">Refresh resumes session.</text:p>
      <text:p text:style-name="Text_20_body">Disconnect logic:</text:p>
      <text:list text:style-name="L49">
        <text:list-item>
          <text:p text:style-name="P53">Local IndexedDB cache</text:p>
        </text:list-item>
        <text:list-item>
          <text:p text:style-name="P53">Auto sync on reconnect</text:p>
        </text:list-item>
        <text:list-item>
          <text:p text:style-name="P53">Auto-submit on expiry</text:p>
        </text:list-item>
      </text:list>
      <text:p text:style-name="Horizontal_20_Line"/>
      <text:h text:style-name="Heading_20_1" text:outline-level="1">1️⃣1️⃣ HOT–WARM–COLD ALIGNMENT</text:h>
      <text:p text:style-name="Text_20_body">During test:</text:p>
      <text:p text:style-name="Text_20_body">HOT:</text:p>
      <text:list text:style-name="L50">
        <text:list-item>
          <text:p text:style-name="P54">session doc</text:p>
        </text:list-item>
        <text:list-item>
          <text:p text:style-name="P54">incremental answer updates</text:p>
        </text:list-item>
      </text:list>
      <text:p text:style-name="Text_20_body">On submission:</text:p>
      <text:list text:style-name="L51">
        <text:list-item>
          <text:p text:style-name="P55">runAnalytics updated</text:p>
        </text:list-item>
        <text:list-item>
          <text:p text:style-name="P55">studentYearMetrics updated</text:p>
        </text:list-item>
        <text:list-item>
          <text:p text:style-name="P55">questionAnalytics updated</text:p>
        </text:list-item>
      </text:list>
      <text:p text:style-name="Text_20_body">Archive year:</text:p>
      <text:list text:style-name="L52">
        <text:list-item>
          <text:p text:style-name="P56">export sessions to BigQuery</text:p>
        </text:list-item>
        <text:list-item>
          <text:p text:style-name="P56">keep only summary docs</text:p>
        </text:list-item>
      </text:list>
      <text:p text:style-name="Text_20_body">Test portal never touches BigQuery.</text:p>
      <text:p text:style-name="Horizontal_20_Line"/>
      <text:h text:style-name="Heading_20_1" text:outline-level="1"><text:soft-page-break/>1️⃣2️⃣ SECURITY HARDENING</text:h>
      <text:list text:style-name="L53">
        <text:list-item>
          <text:p text:style-name="P57">Signed JWT session token</text:p>
        </text:list-item>
        <text:list-item>
          <text:p text:style-name="P57">Token expiration 15 min refreshable</text:p>
        </text:list-item>
        <text:list-item>
          <text:p text:style-name="P57">Strict CSP</text:p>
        </text:list-item>
        <text:list-item>
          <text:p text:style-name="P57">Disable embedding</text:p>
        </text:list-item>
        <text:list-item>
          <text:p text:style-name="P57">No direct questionId exposure</text:p>
        </text:list-item>
        <text:list-item>
          <text:p text:style-name="P57">Single session enforcement</text:p>
        </text:list-item>
        <text:list-item>
          <text:p text:style-name="P57">Anti-tamper timestamp validation</text:p>
        </text:list-item>
        <text:list-item>
          <text:p text:style-name="P57">Server-validated MinTime/MaxTime</text:p>
        </text:list-item>
      </text:list>
      <text:p text:style-name="Text_20_body">No trust in frontend.</text:p>
      <text:p text:style-name="Horizontal_20_Line"/>
      <text:h text:style-name="Heading_20_1" text:outline-level="1">1️⃣3️⃣ PERFORMANCE RULES</text:h>
      <text:list text:style-name="L54">
        <text:list-item>
          <text:p text:style-name="P58">Preload next question image</text:p>
        </text:list-item>
        <text:list-item>
          <text:p text:style-name="P58">Lazy load large images</text:p>
        </text:list-item>
        <text:list-item>
          <text:p text:style-name="P58">Batch write answers every 5–10 sec</text:p>
        </text:list-item>
        <text:list-item>
          <text:p text:style-name="P58">Heartbeat ping every 20 sec</text:p>
        </text:list-item>
        <text:list-item>
          <text:p text:style-name="P58">Max 1 read per question load</text:p>
        </text:list-item>
        <text:list-item>
          <text:p text:style-name="P58">No analytics queries</text:p>
        </text:list-item>
      </text:list>
      <text:p text:style-name="Horizontal_20_Line"/>
      <text:h text:style-name="Heading_20_1" text:outline-level="1">1️⃣4️⃣ JEE-STYLE VISUAL RULES</text:h>
      <text:p text:style-name="Text_20_body">To achieve 99% similarity (without copying brand elements):</text:p>
      <text:list text:style-name="L55">
        <text:list-item>
          <text:p text:style-name="P59">White background</text:p>
        </text:list-item>
        <text:list-item>
          <text:p text:style-name="P59">Blue section headers</text:p>
        </text:list-item>
        <text:list-item>
          <text:p text:style-name="P59">Red countdown timer</text:p>
        </text:list-item>
        <text:list-item>
          <text:p text:style-name="P59">Left vertical palette</text:p>
        </text:list-item>
        <text:list-item>
          <text:p text:style-name="P59">Square question buttons</text:p>
        </text:list-item>
        <text:list-item>
          <text:p text:style-name="P59">Instruction page layout identical structure</text:p>
        </text:list-item>
        <text:list-item>
          <text:p text:style-name="P59">Simple sans-serif typography</text:p>
        </text:list-item>
        <text:list-item>
          <text:p text:style-name="P59">Minimal animation</text:p>
        </text:list-item>
        <text:list-item>
          <text:p text:style-name="P59"><text:soft-page-break/>Modal confirmations similar structure</text:p>
        </text:list-item>
      </text:list>
      <text:p text:style-name="Text_20_body">Remove:</text:p>
      <text:list text:style-name="L56">
        <text:list-item>
          <text:p text:style-name="P60">Any NTA branding</text:p>
        </text:list-item>
        <text:list-item>
          <text:p text:style-name="P60">Logos</text:p>
        </text:list-item>
        <text:list-item>
          <text:p text:style-name="P60">Copyright text</text:p>
        </text:list-item>
        <text:list-item>
          <text:p text:style-name="P60">Exact fonts</text:p>
        </text:list-item>
      </text:list>
      <text:p text:style-name="Text_20_body">Structure only, not trademark elements.</text:p>
      <text:p text:style-name="Horizontal_20_Line"/>
      <text:h text:style-name="Heading_20_1" text:outline-level="1">FINAL TEST PORTAL SUMMARY</text:h>
      <text:p text:style-name="Text_20_body">You now have:</text:p>
      <text:p text:style-name="Text_20_body">✔ Mandatory instruction screen<text:line-break/>✔ Scientific calculator<text:line-break/>✔ JEE-style navigation palette<text:line-break/>✔ 99% structural UI similarity<text:line-break/>✔ Layer-based enforcement engine<text:line-break/>✔ Adaptive phase logic<text:line-break/>✔ Min/Max timing enforcement<text:line-break/>✔ Secure token-based isolation<text:line-break/>✔ Server-authoritative timing<text:line-break/>✔ HOT-only data access</text:p>
      <text:p text:style-name="Text_20_body">Your execution engine is now:</text:p>
      <text:p text:style-name="Text_20_body">Operational (L0)<text:line-break/>Diagnostic (L1)<text:line-break/>Controlled (L2)<text:line-break/>Strict (Hard Mode)</text:p>
      <text:p text:style-name="Text_20_body">Fully enterprise-grade.</text:p>
      <text:p text:style-name="Horizontal_20_Line"/>
      <text:p text:style-name="Text_20_body">Next engineering layer options:</text:p>
      <text:list text:style-name="L57">
        <text:list-item>
          <text:p text:style-name="P61">🔌 Complete API endpoint contract (backend routes)</text:p>
        </text:list-item>
        <text:list-item>
          <text:p text:style-name="P61">🧠 Real-time enforcement engine pseudo-code</text:p>
        </text:list-item>
        <text:list-item>
          <text:p text:style-name="P61">🏗 Microservice architecture map</text:p>
        </text:list-item>
        <text:list-item>
          <text:p text:style-name="P61">🔐 Security threat model</text:p>
        </text:list-item>
        <text:list-item>
          <text:p text:style-name="P61">📊 Full database collection tree</text:p>
        </text:list-item>
      </text:list>
      <text:p text:style-name="Text_20_body">Tell me which layer to engineer next.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3:34:52.678000000</meta:creation-date>
    <dc:date>2026-02-27T22:20:25.556626220</dc:date>
    <meta:editing-duration>PT29M55S</meta:editing-duration>
    <meta:editing-cycles>7</meta:editing-cycles>
    <meta:generator>LibreOffice/24.2.7.2$Linux_X86_64 LibreOffice_project/420$Build-2</meta:generator>
    <meta:document-statistic meta:table-count="1" meta:image-count="0" meta:object-count="0" meta:page-count="10" meta:paragraph-count="264" meta:word-count="1069" meta:character-count="6952" meta:non-whitespace-character-count="6136"/>
  </office:meta>
</office:document-meta>
</file>